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3">
      <style:text-properties fo:font-weight="bold" style:font-weight-asian="bold" style:font-weight-complex="bold"/>
    </style:style>
    <style:style style:name="P4" style:family="paragraph" style:parent-style-name="Text_20_body" style:list-style-name="L3">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ce Imperator</text:h>
      <text:p text:style-name="Text_20_body">The player starts out on a Tiny World, and they must DOMINATE THE GALAXY!</text:p>
      <text:p text:style-name="Text_20_body"/>
      <text:p text:style-name="Text_20_body">The player flies one ship. They can order drop pods, which are then towed behind them. The ship and drop pods use physics. Each drop pod carries one population unit. Planets' defense can be gauged by the number of flags on the surface. Each flag requires one drop pod to overwhelm. If a drop pod is used on a planet with zero flags, it is conquered, and now has one flag for its new faction. Each flag also fires bolts!</text:p>
      <text:p text:style-name="Text_20_body">There are other ships flying around, too. Ship types:</text:p>
      <text:list xml:id="list20199343" text:style-name="L2">
        <text:list-item>
          <text:p text:style-name="P1">Fighter – Basic, first small bolts. 7 HP. Costs nothing.</text:p>
        </text:list-item>
        <text:list-item>
          <text:p text:style-name="P1">Heavy Fighter – Larger, a bit slower, dual bolt cannons. 15 HP. Costs 70 credits.</text:p>
        </text:list-item>
        <text:list-item>
          <text:p text:style-name="P1">Frigate – Larger ship with four bolt cannons. 40 HP. Costs 300 credits.</text:p>
        </text:list-item>
        <text:list-item>
          <text:p text:style-name="P1">Cruiser – Even larger ship that has four point-defense beams and four bolt cannons. 100 HP. Costs 1000 credits.</text:p>
        </text:list-item>
        <text:list-item>
          <text:p text:style-name="P1">Battleship – Massive warship with six point defense beams and eight bolt cannons. 220 HP. Costs 3500 credits.</text:p>
        </text:list-item>
      </text:list>
      <text:p text:style-name="Text_20_body"/>
      <text:p text:style-name="Text_20_body">Each population unit produces one credit every 10 seconds.</text:p>
      <text:p text:style-name="Text_20_body"/>
      <text:p text:style-name="Text_20_body">Missiles cost 20 credits.</text:p>
      <text:p text:style-name="Text_20_body">Drop pods cost 25 credits.</text:p>
      <text:p text:style-name="Text_20_body"/>
      <text:p text:style-name="Text_20_body">TODO</text:p>
      <text:list xml:id="list43743735" text:style-name="L3">
        <text:list-item>
          <text:p text:style-name="P2">Engine flares</text:p>
        </text:list-item>
        <text:list-item>
          <text:p text:style-name="P4">Shot hit graphics</text:p>
        </text:list-item>
        <text:list-item>
          <text:p text:style-name="P4">Health Bar</text:p>
        </text:list-item>
        <text:list-item>
          <text:p text:style-name="P4">All planet sizes</text:p>
        </text:list-item>
        <text:list-item>
          <text:p text:style-name="P3">Population/defense growth</text:p>
        </text:list-item>
        <text:list-item>
          <text:p text:style-name="P3">Credits</text:p>
        </text:list-item>
        <text:list-item>
          <text:p text:style-name="P3">Missiles</text:p>
        </text:list-item>
        <text:list-item>
          <text:p text:style-name="P3">Enemy ship spawning</text:p>
        </text:list-item>
        <text:list-item>
          <text:p text:style-name="P3">All ship types</text:p>
        </text:list-item>
        <text:list-item>
          <text:p text:style-name="P3">Better AI</text:p>
        </text:list-item>
        <text:list-item>
          <text:p text:style-name="P3">AI patrolling and attack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own</meta:initial-creator>
    <meta:creation-date>2012-04-21T00:04:52.80</meta:creation-date>
    <dc:date>2012-04-22T01:23:34.67</dc:date>
    <dc:creator>Eric Brown</dc:creator>
    <meta:editing-duration>P1DT1H3M21S</meta:editing-duration>
    <meta:editing-cycles>9</meta:editing-cycles>
    <meta:generator>LibreOffice/3.5$Windows_x86 LibreOffice_project/7e68ba2-a744ebf-1f241b7-c506db1-7d53735</meta:generator>
    <meta:document-statistic meta:table-count="0" meta:image-count="0" meta:object-count="0" meta:page-count="1" meta:paragraph-count="24" meta:word-count="241" meta:character-count="1282" meta:non-whitespace-character-count="1081"/>
  </office:meta>
</office:document-meta>
</file>